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 Light" svg:font-family="'Roboto Light'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ext_20_body">
      <style:text-properties officeooo:rsid="000a1895" officeooo:paragraph-rsid="000a1895"/>
    </style:style>
    <style:style style:name="P3" style:family="paragraph" style:parent-style-name="Text_20_body">
      <style:text-properties officeooo:paragraph-rsid="000ba716"/>
    </style:style>
    <style:style style:name="P4" style:family="paragraph" style:parent-style-name="Text_20_body">
      <style:text-properties officeooo:rsid="000ba716" officeooo:paragraph-rsid="000ba716"/>
    </style:style>
    <style:style style:name="P5" style:family="paragraph" style:parent-style-name="Standard">
      <style:paragraph-properties fo:text-align="center" style:justify-single-word="false"/>
      <style:text-properties fo:font-size="20pt" fo:language="fr" fo:country="FR" officeooo:rsid="0009bbfb" officeooo:paragraph-rsid="0009bbfb" style:font-size-asian="20pt" style:font-size-complex="20pt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 style:list-style-name="L2">
      <style:text-properties officeooo:paragraph-rsid="000a1895"/>
    </style:style>
    <style:style style:name="P8" style:family="paragraph" style:parent-style-name="Standard" style:list-style-name="L2">
      <style:text-properties officeooo:rsid="000a1895" officeooo:paragraph-rsid="000a1895"/>
    </style:style>
    <style:style style:name="P9" style:family="paragraph" style:parent-style-name="Text_20_body" style:list-style-name="L1">
      <style:text-properties officeooo:rsid="000a1895" officeooo:paragraph-rsid="000a1895"/>
    </style:style>
    <style:style style:name="P10" style:family="paragraph" style:parent-style-name="Text_20_body">
      <style:text-properties officeooo:rsid="000a749a" officeooo:paragraph-rsid="000a749a"/>
    </style:style>
    <style:style style:name="P11" style:family="paragraph" style:parent-style-name="Text_20_body" style:list-style-name="L2">
      <style:text-properties fo:language="fr" fo:country="FR" officeooo:rsid="000a1895" officeooo:paragraph-rsid="000ba716"/>
    </style:style>
    <style:style style:name="P12" style:family="paragraph" style:parent-style-name="Text_20_body" style:list-style-name="L3">
      <style:text-properties officeooo:paragraph-rsid="000ba716"/>
    </style:style>
    <style:style style:name="P13" style:family="paragraph" style:parent-style-name="Text_20_body">
      <style:text-properties officeooo:paragraph-rsid="000d4a81"/>
    </style:style>
    <style:style style:name="P14" style:family="paragraph" style:parent-style-name="Text_20_body">
      <style:text-properties officeooo:rsid="000e1696" officeooo:paragraph-rsid="000e1696"/>
    </style:style>
    <style:style style:name="T1" style:family="text">
      <style:text-properties officeooo:rsid="000a1895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a1895"/>
    </style:style>
    <style:style style:name="T4" style:family="text">
      <style:text-properties fo:language="fr" fo:country="FR" officeooo:rsid="000ba716"/>
    </style:style>
    <style:style style:name="T5" style:family="text">
      <style:text-properties officeooo:rsid="000ba7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nuel d'installation</text:p>
      <text:p text:style-name="P6"/>
      <text:h text:style-name="Heading_20_1" text:outline-level="1">Prérequis</text:h>
      <text:p text:style-name="P2">Avoir un serveur Apache PHP et une base de données MySQL installée :</text:p>
      <text:list xml:id="list5319945897685652064" text:style-name="L1">
        <text:list-item>
          <text:p text:style-name="P9">Xampp sous Windows (<text:a xlink:type="simple" xlink:href="https://www.apachefriends.org/fr/index.html" text:style-name="Internet_20_link" text:visited-style-name="Visited_20_Internet_20_Link">https://www.apachefriends.org/fr/index.html</text:a>)</text:p>
        </text:list-item>
        <text:list-item>
          <text:p text:style-name="P9">Mamp sous Mac (<text:a xlink:type="simple" xlink:href="https://www.mamp.info/en/downloads/" text:style-name="Internet_20_link" text:visited-style-name="Visited_20_Internet_20_Link">https://www.mamp.info/en/downloads/</text:a>)</text:p>
        </text:list-item>
        <text:list-item>
          <text:p text:style-name="P9">Lamp sous Linux (<text:a xlink:type="simple" xlink:href="http://doc.ubuntu-fr.org/lamp#alternative_2installation_des_paquets_methode_recommandee" text:style-name="Internet_20_link" text:visited-style-name="Visited_20_Internet_20_Link">http://doc.ubuntu-fr.org/lamp#alternative_2installation_des_paquets_methode_recommandee</text:a>)</text:p>
        </text:list-item>
      </text:list>
      <text:p text:style-name="P10">Une fois le logiciel installé, il suffit de lancer le module Apache et MySQL dans l’interface de contrôle.</text:p>
      <text:h text:style-name="Heading_20_1" text:outline-level="1">Récupérer le code source du site</text:h>
      <text:list xml:id="list7920882597450452017" text:style-name="L2">
        <text:list-item>
          <text:p text:style-name="P7"><text:span text:style-name="T3">Se rendre sur le projet Github à l’adresse suivante : </text:span><text:a xlink:type="simple" xlink:href="https://github.com/Strauss72/Projet_Licore" text:style-name="Internet_20_link" text:visited-style-name="Visited_20_Internet_20_Link">https://github.com/Strauss72/Projet_Licore</text:a></text:p>
        </text:list-item>
        <text:list-item>
          <text:p text:style-name="P8"><text:span text:style-name="T3">T</text:span><text:span text:style-name="T2">élécharger le code source à l’aide du bouton « Download ZIP »</text:span></text:p>
        </text:list-item>
        <text:list-item>
          <text:p text:style-name="P11">Extraire l’archive <text:span text:style-name="T5">puis mettre le dossier extrait « </text:span><text:span text:style-name="Definition"><text:span text:style-name="T5">Projet_Licore-master » </text:span></text:span><text:span text:style-name="T5">dans le repertoire htdocs de Xampp/Mamp/Lamp</text:span></text:p>
        </text:list-item>
      </text:list>
      <text:h text:style-name="Heading_20_1" text:outline-level="1">Importer la base de données</text:h>
      <text:h text:style-name="Heading_20_2" text:outline-level="2">Prérequis</text:h>
      <text:p text:style-name="P4">Base de données « licorebdd » déjà initialisée dans phpMyAdmin :</text:p>
      <text:list xml:id="list99996932361853607" text:style-name="L3">
        <text:list-item>
          <text:p text:style-name="P12"><text:span text:style-name="T5">Pour créer la base de données, se rendre sur le site </text:span><text:a xlink:type="simple" xlink:href="http://localhost/phpmyadmin/" text:style-name="Internet_20_link" text:visited-style-name="Visited_20_Internet_20_Link"><text:span text:style-name="T5">http://localhost/phpmyadmin/</text:span></text:a><text:span text:style-name="T5"> puis </text:span>« Nouvelle base de données » <text:span text:style-name="T1">en haut à gauche</text:span></text:p>
        </text:list-item>
        <text:list-item>
          <text:p text:style-name="P12"><text:span text:style-name="T1">Le nom de la base de données à mettre est « licorebdd » et l’interclassement « </text:span><text:span text:style-name="Definition"><text:span text:style-name="T5">utf8_general_ci »</text:span></text:span></text:p>
        </text:list-item>
      </text:list>
      <text:p text:style-name="P3"><text:span text:style-name="Definition"/></text:p>
      <text:p text:style-name="P3"><text:span text:style-name="Definition"/></text:p>
      <text:p text:style-name="P3"><text:span text:style-name="Definition"/></text:p>
      <text:h text:style-name="Heading_20_2" text:outline-level="2"><text:soft-page-break/>Importation</text:h>
      <text:p text:style-name="P13"><text:span text:style-name="Definition"><text:span text:style-name="T5">Se rendre ensuite sur « licorebdd » dans le menu de gauche sur le site </text:span></text:span><text:a xlink:type="simple" xlink:href="http://localhost/phpmyadmin/" text:style-name="Internet_20_link" text:visited-style-name="Visited_20_Internet_20_Link"><text:span text:style-name="Definition"><text:span text:style-name="T5">http://localhost/phpmyadmin/</text:span></text:span></text:a><text:span text:style-name="Definition"><text:span text:style-name="T5"> puis « Importer » dans les onglets en haut, il suffit ensuite de parcourir le fichier « LicoreBdd.sql » se trouvant dans le dossier « htdocs/Projet_Licore-master/Bdd » et de cliquer sur le bouton « Exécuter » en bas de la page afin d’exécuter le script.</text:span></text:span></text:p>
      <text:h text:style-name="Heading_20_1" text:outline-level="1">Accéder au site web</text:h>
      <text:p text:style-name="P14">Une fois la base de données importée et les serveurs PHP et MySQL lancés à l’aide de <text:span text:style-name="T4">Xampp/Mamp/Lamp, </text:span><text:span text:style-name="T2">il suffit de se rendre à l’adresse </text:span><text:a xlink:type="simple" xlink:href="http://localhost/Projet_Licore-master/" text:style-name="Internet_20_link" text:visited-style-name="Visited_20_Internet_20_Link">http://localhost/Projet_Licore-master/</text:a><text:span text:style-name="T2"> pour afficher le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 Light" svg:font-family="'Roboto Light'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 Light" fo:font-family="'Roboto Light'" style:font-style-name="Normal" style:font-pitch="variable" fo:font-weight="250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Normal" style:font-family-generic="swiss" style:font-pitch="variable" fo:font-size="14pt" fo:font-weight="normal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101cm" fo:border-left="4.99pt solid #0084d1" fo:border-right="none" fo:border-top="none" fo:border-bottom="0.99pt solid #0084d1" style:shadow="none"/>
      <style:text-properties fo:color="#0084d1" fo:font-size="115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cm" fo:border-left="none" fo:border-right="none" fo:border-top="none" fo:border-bottom="0.51pt solid #0084d1" style:shadow="none"/>
      <style:text-properties fo:color="#0084d1"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84d1" fo:font-size="14pt" fo:font-style="italic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84d1" style:font-name="Calibri" fo:font-family="Calibri" style:font-style-name="Italique gras" style:font-family-generic="swiss" style:font-pitch="variable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fo:text-indent="0.499cm" fo:margin-left="-0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11S</meta:editing-duration>
    <meta:editing-cycles>12</meta:editing-cycles>
    <meta:generator>LibreOffice/5.1.0.3$Windows_X86_64 LibreOffice_project/5e3e00a007d9b3b6efb6797a8b8e57b51ab1f737</meta:generator>
    <dc:date>2016-02-20T15:27:40.477000000</dc:date>
    <meta:document-statistic meta:table-count="0" meta:image-count="0" meta:object-count="0" meta:page-count="2" meta:paragraph-count="21" meta:word-count="260" meta:character-count="1675" meta:non-whitespace-character-count="1444"/>
    <meta:user-defined meta:name="Info 1"/>
    <meta:user-defined meta:name="Info 2"/>
    <meta:user-defined meta:name="Info 3"/>
    <meta:user-defined meta:name="Info 4"/>
  </office:meta>
</office:document-meta>
</file>